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021cm"/>
    </style:style>
    <style:style style:name="co10" style:family="table-column">
      <style:table-column-properties fo:break-before="auto" style:column-width="2.508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54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mple_model_Pearson_corre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mRNA_soma</text:p>
          </table:table-cell>
          <table:table-cell office:value-type="string" calcext:value-type="string">
            <text:p>mRNA_d1</text:p>
          </table:table-cell>
          <table:table-cell office:value-type="string" calcext:value-type="string">
            <text:p>mRNA_d2</text:p>
          </table:table-cell>
          <table:table-cell office:value-type="string" calcext:value-type="string">
            <text:p>mRNA_d3</text:p>
          </table:table-cell>
          <table:table-cell office:value-type="string" calcext:value-type="string">
            <text:p>Protein_soma</text:p>
          </table:table-cell>
          <table:table-cell office:value-type="string" calcext:value-type="string">
            <text:p>Protein_d1</text:p>
          </table:table-cell>
          <table:table-cell office:value-type="string" calcext:value-type="string">
            <text:p>Protein_d2</text:p>
          </table:table-cell>
          <table:table-cell office:value-type="string" calcext:value-type="string">
            <text:p>Protein_d3</text:p>
          </table:table-cell>
          <table:table-cell office:value-type="string" calcext:value-type="string">
            <text:p>Protein_syn11</text:p>
          </table:table-cell>
          <table:table-cell office:value-type="string" calcext:value-type="string">
            <text:p>Protein_syn12</text:p>
          </table:table-cell>
          <table:table-cell office:value-type="string" calcext:value-type="string">
            <text:p>Protein_syn21</text:p>
          </table:table-cell>
          <table:table-cell office:value-type="string" calcext:value-type="string">
            <text:p>Protein_syn22</text:p>
          </table:table-cell>
          <table:table-cell office:value-type="string" calcext:value-type="string">
            <text:p>Protein_syn31</text:p>
          </table:table-cell>
          <table:table-cell office:value-type="string" calcext:value-type="string">
            <text:p>Protein_syn32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mRNA_soma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-0.00000000337583405319" calcext:value-type="float">
            <text:p>-3.37583405319087E-09</text:p>
          </table:table-cell>
          <table:table-cell office:value-type="float" office:value="-0.00000000600234041701" calcext:value-type="float">
            <text:p>-6.0023404170101E-09</text:p>
          </table:table-cell>
          <table:table-cell office:value-type="float" office:value="0.00000000817392523131" calcext:value-type="float">
            <text:p>8.17392523131447E-09</text:p>
          </table:table-cell>
          <table:table-cell office:value-type="float" office:value="0.197571246785087" calcext:value-type="float">
            <text:p>0.197571246785087</text:p>
          </table:table-cell>
          <table:table-cell office:value-type="float" office:value="0.0372023984386158" calcext:value-type="float">
            <text:p>0.0372023984386158</text:p>
          </table:table-cell>
          <table:table-cell office:value-type="float" office:value="0.00935452878587935" calcext:value-type="float">
            <text:p>0.00935452878587935</text:p>
          </table:table-cell>
          <table:table-cell office:value-type="float" office:value="0.00935453148808943" calcext:value-type="float">
            <text:p>0.00935453148808943</text:p>
          </table:table-cell>
          <table:table-cell office:value-type="float" office:value="0.0364751870501898" calcext:value-type="float">
            <text:p>0.0364751870501898</text:p>
          </table:table-cell>
          <table:table-cell office:value-type="float" office:value="0.0364751870550539" calcext:value-type="float">
            <text:p>0.0364751870550539</text:p>
          </table:table-cell>
          <table:table-cell office:value-type="float" office:value="0.00919419458245416" calcext:value-type="float">
            <text:p>0.00919419458245416</text:p>
          </table:table-cell>
          <table:table-cell office:value-type="float" office:value="0.00919419458526622" calcext:value-type="float">
            <text:p>0.00919419458526622</text:p>
          </table:table-cell>
          <table:table-cell office:value-type="float" office:value="0.00919419720567837" calcext:value-type="float">
            <text:p>0.00919419720567837</text:p>
          </table:table-cell>
          <table:table-cell office:value-type="float" office:value="0.00919419720886087" calcext:value-type="float">
            <text:p>0.00919419720886087</text:p>
          </table:table-cell>
        </table:table-row>
        <table:table-row table:style-name="ro1">
          <table:table-cell office:value-type="string" calcext:value-type="string">
            <text:p>mRNA_d1</text:p>
          </table:table-cell>
          <table:table-cell office:value-type="string" calcext:value-type="string">
            <text:p>nan</text:p>
          </table:table-cell>
          <table:table-cell office:value-type="float" office:value="-0.00000000337583405319" calcext:value-type="float">
            <text:p>-3.37583405319087E-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224390123005" calcext:value-type="float">
            <text:p>2.24390123004549E-09</text:p>
          </table:table-cell>
          <table:table-cell office:value-type="float" office:value="0.00000000601802482632" calcext:value-type="float">
            <text:p>6.01802482631911E-09</text:p>
          </table:table-cell>
          <table:table-cell office:value-type="float" office:value="0.164196258659992" calcext:value-type="float">
            <text:p>0.164196258659992</text:p>
          </table:table-cell>
          <table:table-cell office:value-type="float" office:value="0.173796107516378" calcext:value-type="float">
            <text:p>0.173796107516378</text:p>
          </table:table-cell>
          <table:table-cell office:value-type="float" office:value="0.0599653798780846" calcext:value-type="float">
            <text:p>0.0599653798780846</text:p>
          </table:table-cell>
          <table:table-cell office:value-type="float" office:value="0.0599653824492876" calcext:value-type="float">
            <text:p>0.0599653824492876</text:p>
          </table:table-cell>
          <table:table-cell office:value-type="float" office:value="0.169359558869688" calcext:value-type="float">
            <text:p>0.169359558869688</text:p>
          </table:table-cell>
          <table:table-cell office:value-type="float" office:value="0.169359558875255" calcext:value-type="float">
            <text:p>0.169359558875255</text:p>
          </table:table-cell>
          <table:table-cell office:value-type="float" office:value="0.0590779676988899" calcext:value-type="float">
            <text:p>0.0590779676988899</text:p>
          </table:table-cell>
          <table:table-cell office:value-type="float" office:value="0.0590779677054776" calcext:value-type="float">
            <text:p>0.0590779677054776</text:p>
          </table:table-cell>
          <table:table-cell office:value-type="float" office:value="0.0590779702413347" calcext:value-type="float">
            <text:p>0.0590779702413347</text:p>
          </table:table-cell>
          <table:table-cell office:value-type="float" office:value="0.0590779702577143" calcext:value-type="float">
            <text:p>0.0590779702577143</text:p>
          </table:table-cell>
        </table:table-row>
        <table:table-row table:style-name="ro1">
          <table:table-cell office:value-type="string" calcext:value-type="string">
            <text:p>mRNA_d2</text:p>
          </table:table-cell>
          <table:table-cell office:value-type="string" calcext:value-type="string">
            <text:p>nan</text:p>
          </table:table-cell>
          <table:table-cell office:value-type="float" office:value="-0.00000000600234041701" calcext:value-type="float">
            <text:p>-6.0023404170101E-09</text:p>
          </table:table-cell>
          <table:table-cell office:value-type="float" office:value="0.00000000224390123005" calcext:value-type="float">
            <text:p>2.24390123004549E-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859749985574" calcext:value-type="float">
            <text:p>8.59749985574208E-09</text:p>
          </table:table-cell>
          <table:table-cell office:value-type="float" office:value="0.140498346159143" calcext:value-type="float">
            <text:p>0.140498346159143</text:p>
          </table:table-cell>
          <table:table-cell office:value-type="float" office:value="0.166446970005198" calcext:value-type="float">
            <text:p>0.166446970005198</text:p>
          </table:table-cell>
          <table:table-cell office:value-type="float" office:value="0.380159949800522" calcext:value-type="float">
            <text:p>0.380159949800522</text:p>
          </table:table-cell>
          <table:table-cell office:value-type="float" office:value="0.0658479871288995" calcext:value-type="float">
            <text:p>0.0658479871288995</text:p>
          </table:table-cell>
          <table:table-cell office:value-type="float" office:value="0.164658664542918" calcext:value-type="float">
            <text:p>0.164658664542918</text:p>
          </table:table-cell>
          <table:table-cell office:value-type="float" office:value="0.164658664544107" calcext:value-type="float">
            <text:p>0.164658664544107</text:p>
          </table:table-cell>
          <table:table-cell office:value-type="float" office:value="0.372431429253725" calcext:value-type="float">
            <text:p>0.372431429253725</text:p>
          </table:table-cell>
          <table:table-cell office:value-type="float" office:value="0.37243142925819" calcext:value-type="float">
            <text:p>0.37243142925819</text:p>
          </table:table-cell>
          <table:table-cell office:value-type="float" office:value="0.0649339805558093" calcext:value-type="float">
            <text:p>0.0649339805558093</text:p>
          </table:table-cell>
          <table:table-cell office:value-type="float" office:value="0.0649339805592184" calcext:value-type="float">
            <text:p>0.0649339805592184</text:p>
          </table:table-cell>
        </table:table-row>
        <table:table-row table:style-name="ro1">
          <table:table-cell office:value-type="string" calcext:value-type="string">
            <text:p>mRNA_d3</text:p>
          </table:table-cell>
          <table:table-cell office:value-type="string" calcext:value-type="string">
            <text:p>nan</text:p>
          </table:table-cell>
          <table:table-cell office:value-type="float" office:value="0.00000000817392523131" calcext:value-type="float">
            <text:p>8.17392523131447E-09</text:p>
          </table:table-cell>
          <table:table-cell office:value-type="float" office:value="0.00000000601802482632" calcext:value-type="float">
            <text:p>6.01802482631911E-09</text:p>
          </table:table-cell>
          <table:table-cell office:value-type="float" office:value="0.00000000859749985574" calcext:value-type="float">
            <text:p>8.59749985574208E-09</text:p>
          </table:table-cell>
          <table:table-cell office:value-type="float" office:value="1" calcext:value-type="float">
            <text:p>1</text:p>
          </table:table-cell>
          <table:table-cell office:value-type="float" office:value="0.140498350629965" calcext:value-type="float">
            <text:p>0.140498350629965</text:p>
          </table:table-cell>
          <table:table-cell office:value-type="float" office:value="0.166446971308941" calcext:value-type="float">
            <text:p>0.166446971308941</text:p>
          </table:table-cell>
          <table:table-cell office:value-type="float" office:value="0.0658479856564028" calcext:value-type="float">
            <text:p>0.0658479856564028</text:p>
          </table:table-cell>
          <table:table-cell office:value-type="float" office:value="0.380159951181798" calcext:value-type="float">
            <text:p>0.380159951181798</text:p>
          </table:table-cell>
          <table:table-cell office:value-type="float" office:value="0.16465866581427" calcext:value-type="float">
            <text:p>0.16465866581427</text:p>
          </table:table-cell>
          <table:table-cell office:value-type="float" office:value="0.164658665811558" calcext:value-type="float">
            <text:p>0.164658665811558</text:p>
          </table:table-cell>
          <table:table-cell office:value-type="float" office:value="0.0649339790840189" calcext:value-type="float">
            <text:p>0.0649339790840189</text:p>
          </table:table-cell>
          <table:table-cell office:value-type="float" office:value="0.0649339790835284" calcext:value-type="float">
            <text:p>0.0649339790835284</text:p>
          </table:table-cell>
          <table:table-cell office:value-type="float" office:value="0.372431430668913" calcext:value-type="float">
            <text:p>0.372431430668913</text:p>
          </table:table-cell>
          <table:table-cell office:value-type="float" office:value="0.372431430657716" calcext:value-type="float">
            <text:p>0.372431430657716</text:p>
          </table:table-cell>
        </table:table-row>
        <table:table-row table:style-name="ro1">
          <table:table-cell office:value-type="string" calcext:value-type="string">
            <text:p>Protein_soma</text:p>
          </table:table-cell>
          <table:table-cell office:value-type="string" calcext:value-type="string">
            <text:p>nan</text:p>
          </table:table-cell>
          <table:table-cell office:value-type="float" office:value="0.197571246785087" calcext:value-type="float">
            <text:p>0.197571246785087</text:p>
          </table:table-cell>
          <table:table-cell office:value-type="float" office:value="0.164196258659992" calcext:value-type="float">
            <text:p>0.164196258659992</text:p>
          </table:table-cell>
          <table:table-cell office:value-type="float" office:value="0.140498346159143" calcext:value-type="float">
            <text:p>0.140498346159143</text:p>
          </table:table-cell>
          <table:table-cell office:value-type="float" office:value="0.140498350629965" calcext:value-type="float">
            <text:p>0.140498350629965</text:p>
          </table:table-cell>
          <table:table-cell office:value-type="float" office:value="1" calcext:value-type="float">
            <text:p>1</text:p>
          </table:table-cell>
          <table:table-cell office:value-type="float" office:value="0.93124582940224" calcext:value-type="float">
            <text:p>0.93124582940224</text:p>
          </table:table-cell>
          <table:table-cell office:value-type="float" office:value="0.739777896565902" calcext:value-type="float">
            <text:p>0.739777896565902</text:p>
          </table:table-cell>
          <table:table-cell office:value-type="float" office:value="0.739777900067039" calcext:value-type="float">
            <text:p>0.739777900067039</text:p>
          </table:table-cell>
          <table:table-cell office:value-type="float" office:value="0.922141199180804" calcext:value-type="float">
            <text:p>0.922141199180804</text:p>
          </table:table-cell>
          <table:table-cell office:value-type="float" office:value="0.922141199180816" calcext:value-type="float">
            <text:p>0.922141199180816</text:p>
          </table:table-cell>
          <table:table-cell office:value-type="float" office:value="0.731057013876655" calcext:value-type="float">
            <text:p>0.731057013876655</text:p>
          </table:table-cell>
          <table:table-cell office:value-type="float" office:value="0.731057013876652" calcext:value-type="float">
            <text:p>0.731057013876652</text:p>
          </table:table-cell>
          <table:table-cell office:value-type="float" office:value="0.731057017419302" calcext:value-type="float">
            <text:p>0.731057017419302</text:p>
          </table:table-cell>
          <table:table-cell office:value-type="float" office:value="0.731057017419331" calcext:value-type="float">
            <text:p>0.731057017419331</text:p>
          </table:table-cell>
        </table:table-row>
        <table:table-row table:style-name="ro1">
          <table:table-cell office:value-type="string" calcext:value-type="string">
            <text:p>Protein_d1</text:p>
          </table:table-cell>
          <table:table-cell office:value-type="string" calcext:value-type="string">
            <text:p>nan</text:p>
          </table:table-cell>
          <table:table-cell office:value-type="float" office:value="0.0372023984386158" calcext:value-type="float">
            <text:p>0.0372023984386158</text:p>
          </table:table-cell>
          <table:table-cell office:value-type="float" office:value="0.173796107516378" calcext:value-type="float">
            <text:p>0.173796107516378</text:p>
          </table:table-cell>
          <table:table-cell office:value-type="float" office:value="0.166446970005198" calcext:value-type="float">
            <text:p>0.166446970005198</text:p>
          </table:table-cell>
          <table:table-cell office:value-type="float" office:value="0.166446971308941" calcext:value-type="float">
            <text:p>0.166446971308941</text:p>
          </table:table-cell>
          <table:table-cell office:value-type="float" office:value="0.93124582940224" calcext:value-type="float">
            <text:p>0.93124582940224</text:p>
          </table:table-cell>
          <table:table-cell office:value-type="float" office:value="1" calcext:value-type="float">
            <text:p>1</text:p>
          </table:table-cell>
          <table:table-cell office:value-type="float" office:value="0.839007208580069" calcext:value-type="float">
            <text:p>0.839007208580069</text:p>
          </table:table-cell>
          <table:table-cell office:value-type="float" office:value="0.839007210232605" calcext:value-type="float">
            <text:p>0.839007210232605</text:p>
          </table:table-cell>
          <table:table-cell office:value-type="float" office:value="0.98831905378657" calcext:value-type="float">
            <text:p>0.98831905378657</text:p>
          </table:table-cell>
          <table:table-cell office:value-type="float" office:value="0.988319053786568" calcext:value-type="float">
            <text:p>0.988319053786568</text:p>
          </table:table-cell>
          <table:table-cell office:value-type="float" office:value="0.829218717412047" calcext:value-type="float">
            <text:p>0.829218717412047</text:p>
          </table:table-cell>
          <table:table-cell office:value-type="float" office:value="0.829218717412085" calcext:value-type="float">
            <text:p>0.829218717412085</text:p>
          </table:table-cell>
          <table:table-cell office:value-type="float" office:value="0.82921871914616" calcext:value-type="float">
            <text:p>0.82921871914616</text:p>
          </table:table-cell>
          <table:table-cell office:value-type="float" office:value="0.829218719146244" calcext:value-type="float">
            <text:p>0.829218719146244</text:p>
          </table:table-cell>
        </table:table-row>
        <table:table-row table:style-name="ro1">
          <table:table-cell office:value-type="string" calcext:value-type="string">
            <text:p>Protein_d2</text:p>
          </table:table-cell>
          <table:table-cell office:value-type="string" calcext:value-type="string">
            <text:p>nan</text:p>
          </table:table-cell>
          <table:table-cell office:value-type="float" office:value="0.00935452878587935" calcext:value-type="float">
            <text:p>0.00935452878587935</text:p>
          </table:table-cell>
          <table:table-cell office:value-type="float" office:value="0.0599653798780846" calcext:value-type="float">
            <text:p>0.0599653798780846</text:p>
          </table:table-cell>
          <table:table-cell office:value-type="float" office:value="0.380159949800522" calcext:value-type="float">
            <text:p>0.380159949800522</text:p>
          </table:table-cell>
          <table:table-cell office:value-type="float" office:value="0.0658479856564028" calcext:value-type="float">
            <text:p>0.0658479856564028</text:p>
          </table:table-cell>
          <table:table-cell office:value-type="float" office:value="0.739777896565902" calcext:value-type="float">
            <text:p>0.739777896565902</text:p>
          </table:table-cell>
          <table:table-cell office:value-type="float" office:value="0.839007208580069" calcext:value-type="float">
            <text:p>0.839007208580069</text:p>
          </table:table-cell>
          <table:table-cell office:value-type="float" office:value="1" calcext:value-type="float">
            <text:p>1</text:p>
          </table:table-cell>
          <table:table-cell office:value-type="float" office:value="0.618765122312636" calcext:value-type="float">
            <text:p>0.618765122312636</text:p>
          </table:table-cell>
          <table:table-cell office:value-type="float" office:value="0.831013711169124" calcext:value-type="float">
            <text:p>0.831013711169124</text:p>
          </table:table-cell>
          <table:table-cell office:value-type="float" office:value="0.831013711169113" calcext:value-type="float">
            <text:p>0.831013711169113</text:p>
          </table:table-cell>
          <table:table-cell office:value-type="float" office:value="0.985727506408076" calcext:value-type="float">
            <text:p>0.985727506408076</text:p>
          </table:table-cell>
          <table:table-cell office:value-type="float" office:value="0.98572750640808" calcext:value-type="float">
            <text:p>0.98572750640808</text:p>
          </table:table-cell>
          <table:table-cell office:value-type="float" office:value="0.611554617176649" calcext:value-type="float">
            <text:p>0.611554617176649</text:p>
          </table:table-cell>
          <table:table-cell office:value-type="float" office:value="0.611554617176673" calcext:value-type="float">
            <text:p>0.611554617176673</text:p>
          </table:table-cell>
        </table:table-row>
        <table:table-row table:style-name="ro1">
          <table:table-cell office:value-type="string" calcext:value-type="string">
            <text:p>Protein_d3</text:p>
          </table:table-cell>
          <table:table-cell office:value-type="string" calcext:value-type="string">
            <text:p>nan</text:p>
          </table:table-cell>
          <table:table-cell office:value-type="float" office:value="0.00935453148808943" calcext:value-type="float">
            <text:p>0.00935453148808943</text:p>
          </table:table-cell>
          <table:table-cell office:value-type="float" office:value="0.0599653824492876" calcext:value-type="float">
            <text:p>0.0599653824492876</text:p>
          </table:table-cell>
          <table:table-cell office:value-type="float" office:value="0.0658479871288995" calcext:value-type="float">
            <text:p>0.0658479871288995</text:p>
          </table:table-cell>
          <table:table-cell office:value-type="float" office:value="0.380159951181798" calcext:value-type="float">
            <text:p>0.380159951181798</text:p>
          </table:table-cell>
          <table:table-cell office:value-type="float" office:value="0.739777900067039" calcext:value-type="float">
            <text:p>0.739777900067039</text:p>
          </table:table-cell>
          <table:table-cell office:value-type="float" office:value="0.839007210232605" calcext:value-type="float">
            <text:p>0.839007210232605</text:p>
          </table:table-cell>
          <table:table-cell office:value-type="float" office:value="0.618765122312636" calcext:value-type="float">
            <text:p>0.618765122312636</text:p>
          </table:table-cell>
          <table:table-cell office:value-type="float" office:value="1" calcext:value-type="float">
            <text:p>1</text:p>
          </table:table-cell>
          <table:table-cell office:value-type="float" office:value="0.831013712794561" calcext:value-type="float">
            <text:p>0.831013712794561</text:p>
          </table:table-cell>
          <table:table-cell office:value-type="float" office:value="0.831013712794532" calcext:value-type="float">
            <text:p>0.831013712794532</text:p>
          </table:table-cell>
          <table:table-cell office:value-type="float" office:value="0.611554617091361" calcext:value-type="float">
            <text:p>0.611554617091361</text:p>
          </table:table-cell>
          <table:table-cell office:value-type="float" office:value="0.611554617091358" calcext:value-type="float">
            <text:p>0.611554617091358</text:p>
          </table:table-cell>
          <table:table-cell office:value-type="float" office:value="0.985727506538975" calcext:value-type="float">
            <text:p>0.985727506538975</text:p>
          </table:table-cell>
          <table:table-cell office:value-type="float" office:value="0.985727506538957" calcext:value-type="float">
            <text:p>0.985727506538957</text:p>
          </table:table-cell>
        </table:table-row>
        <table:table-row table:style-name="ro1">
          <table:table-cell office:value-type="string" calcext:value-type="string">
            <text:p>Protein_syn11</text:p>
          </table:table-cell>
          <table:table-cell office:value-type="string" calcext:value-type="string">
            <text:p>nan</text:p>
          </table:table-cell>
          <table:table-cell office:value-type="float" office:value="0.0364751870501898" calcext:value-type="float">
            <text:p>0.0364751870501898</text:p>
          </table:table-cell>
          <table:table-cell office:value-type="float" office:value="0.169359558869688" calcext:value-type="float">
            <text:p>0.169359558869688</text:p>
          </table:table-cell>
          <table:table-cell office:value-type="float" office:value="0.164658664542918" calcext:value-type="float">
            <text:p>0.164658664542918</text:p>
          </table:table-cell>
          <table:table-cell office:value-type="float" office:value="0.16465866581427" calcext:value-type="float">
            <text:p>0.16465866581427</text:p>
          </table:table-cell>
          <table:table-cell office:value-type="float" office:value="0.922141199180804" calcext:value-type="float">
            <text:p>0.922141199180804</text:p>
          </table:table-cell>
          <table:table-cell office:value-type="float" office:value="0.98831905378657" calcext:value-type="float">
            <text:p>0.98831905378657</text:p>
          </table:table-cell>
          <table:table-cell office:value-type="float" office:value="0.831013711169124" calcext:value-type="float">
            <text:p>0.831013711169124</text:p>
          </table:table-cell>
          <table:table-cell office:value-type="float" office:value="0.831013712794561" calcext:value-type="float">
            <text:p>0.831013712794561</text:p>
          </table:table-cell>
          <table:table-cell office:value-type="float" office:value="1" calcext:value-type="float">
            <text:p>1</text:p>
          </table:table-cell>
          <table:table-cell office:value-type="float" office:value="0.978890504758317" calcext:value-type="float">
            <text:p>0.978890504758317</text:p>
          </table:table-cell>
          <table:table-cell office:value-type="float" office:value="0.821319368442905" calcext:value-type="float">
            <text:p>0.821319368442905</text:p>
          </table:table-cell>
          <table:table-cell office:value-type="float" office:value="0.821319368442908" calcext:value-type="float">
            <text:p>0.821319368442908</text:p>
          </table:table-cell>
          <table:table-cell office:value-type="float" office:value="0.821319370149317" calcext:value-type="float">
            <text:p>0.821319370149317</text:p>
          </table:table-cell>
          <table:table-cell office:value-type="float" office:value="0.821319370149362" calcext:value-type="float">
            <text:p>0.821319370149362</text:p>
          </table:table-cell>
        </table:table-row>
        <table:table-row table:style-name="ro1">
          <table:table-cell office:value-type="string" calcext:value-type="string">
            <text:p>Protein_syn12</text:p>
          </table:table-cell>
          <table:table-cell office:value-type="string" calcext:value-type="string">
            <text:p>nan</text:p>
          </table:table-cell>
          <table:table-cell office:value-type="float" office:value="0.0364751870550539" calcext:value-type="float">
            <text:p>0.0364751870550539</text:p>
          </table:table-cell>
          <table:table-cell office:value-type="float" office:value="0.169359558875255" calcext:value-type="float">
            <text:p>0.169359558875255</text:p>
          </table:table-cell>
          <table:table-cell office:value-type="float" office:value="0.164658664544107" calcext:value-type="float">
            <text:p>0.164658664544107</text:p>
          </table:table-cell>
          <table:table-cell office:value-type="float" office:value="0.164658665811558" calcext:value-type="float">
            <text:p>0.164658665811558</text:p>
          </table:table-cell>
          <table:table-cell office:value-type="float" office:value="0.922141199180816" calcext:value-type="float">
            <text:p>0.922141199180816</text:p>
          </table:table-cell>
          <table:table-cell office:value-type="float" office:value="0.988319053786568" calcext:value-type="float">
            <text:p>0.988319053786568</text:p>
          </table:table-cell>
          <table:table-cell office:value-type="float" office:value="0.831013711169113" calcext:value-type="float">
            <text:p>0.831013711169113</text:p>
          </table:table-cell>
          <table:table-cell office:value-type="float" office:value="0.831013712794532" calcext:value-type="float">
            <text:p>0.831013712794532</text:p>
          </table:table-cell>
          <table:table-cell office:value-type="float" office:value="0.978890504758317" calcext:value-type="float">
            <text:p>0.978890504758317</text:p>
          </table:table-cell>
          <table:table-cell office:value-type="float" office:value="1" calcext:value-type="float">
            <text:p>1</text:p>
          </table:table-cell>
          <table:table-cell office:value-type="float" office:value="0.821319368442891" calcext:value-type="float">
            <text:p>0.821319368442891</text:p>
          </table:table-cell>
          <table:table-cell office:value-type="float" office:value="0.821319368442898" calcext:value-type="float">
            <text:p>0.821319368442898</text:p>
          </table:table-cell>
          <table:table-cell office:value-type="float" office:value="0.821319370149292" calcext:value-type="float">
            <text:p>0.821319370149292</text:p>
          </table:table-cell>
          <table:table-cell office:value-type="float" office:value="0.821319370149342" calcext:value-type="float">
            <text:p>0.821319370149342</text:p>
          </table:table-cell>
        </table:table-row>
        <table:table-row table:style-name="ro1">
          <table:table-cell office:value-type="string" calcext:value-type="string">
            <text:p>Protein_syn21</text:p>
          </table:table-cell>
          <table:table-cell office:value-type="string" calcext:value-type="string">
            <text:p>nan</text:p>
          </table:table-cell>
          <table:table-cell office:value-type="float" office:value="0.00919419458245416" calcext:value-type="float">
            <text:p>0.00919419458245416</text:p>
          </table:table-cell>
          <table:table-cell office:value-type="float" office:value="0.0590779676988899" calcext:value-type="float">
            <text:p>0.0590779676988899</text:p>
          </table:table-cell>
          <table:table-cell office:value-type="float" office:value="0.372431429253725" calcext:value-type="float">
            <text:p>0.372431429253725</text:p>
          </table:table-cell>
          <table:table-cell office:value-type="float" office:value="0.0649339790840189" calcext:value-type="float">
            <text:p>0.0649339790840189</text:p>
          </table:table-cell>
          <table:table-cell office:value-type="float" office:value="0.731057013876655" calcext:value-type="float">
            <text:p>0.731057013876655</text:p>
          </table:table-cell>
          <table:table-cell office:value-type="float" office:value="0.829218717412047" calcext:value-type="float">
            <text:p>0.829218717412047</text:p>
          </table:table-cell>
          <table:table-cell office:value-type="float" office:value="0.985727506408076" calcext:value-type="float">
            <text:p>0.985727506408076</text:p>
          </table:table-cell>
          <table:table-cell office:value-type="float" office:value="0.611554617091361" calcext:value-type="float">
            <text:p>0.611554617091361</text:p>
          </table:table-cell>
          <table:table-cell office:value-type="float" office:value="0.821319368442905" calcext:value-type="float">
            <text:p>0.821319368442905</text:p>
          </table:table-cell>
          <table:table-cell office:value-type="float" office:value="0.821319368442891" calcext:value-type="float">
            <text:p>0.821319368442891</text:p>
          </table:table-cell>
          <table:table-cell office:value-type="float" office:value="1" calcext:value-type="float">
            <text:p>1</text:p>
          </table:table-cell>
          <table:table-cell office:value-type="float" office:value="0.974241826418286" calcext:value-type="float">
            <text:p>0.974241826418286</text:p>
          </table:table-cell>
          <table:table-cell office:value-type="float" office:value="0.604428793261962" calcext:value-type="float">
            <text:p>0.604428793261962</text:p>
          </table:table-cell>
          <table:table-cell office:value-type="float" office:value="0.604428793261987" calcext:value-type="float">
            <text:p>0.604428793261987</text:p>
          </table:table-cell>
        </table:table-row>
        <table:table-row table:style-name="ro1">
          <table:table-cell office:value-type="string" calcext:value-type="string">
            <text:p>Protein_syn22</text:p>
          </table:table-cell>
          <table:table-cell office:value-type="string" calcext:value-type="string">
            <text:p>nan</text:p>
          </table:table-cell>
          <table:table-cell office:value-type="float" office:value="0.00919419458526622" calcext:value-type="float">
            <text:p>0.00919419458526622</text:p>
          </table:table-cell>
          <table:table-cell office:value-type="float" office:value="0.0590779677054776" calcext:value-type="float">
            <text:p>0.0590779677054776</text:p>
          </table:table-cell>
          <table:table-cell office:value-type="float" office:value="0.37243142925819" calcext:value-type="float">
            <text:p>0.37243142925819</text:p>
          </table:table-cell>
          <table:table-cell office:value-type="float" office:value="0.0649339790835284" calcext:value-type="float">
            <text:p>0.0649339790835284</text:p>
          </table:table-cell>
          <table:table-cell office:value-type="float" office:value="0.731057013876652" calcext:value-type="float">
            <text:p>0.731057013876652</text:p>
          </table:table-cell>
          <table:table-cell office:value-type="float" office:value="0.829218717412085" calcext:value-type="float">
            <text:p>0.829218717412085</text:p>
          </table:table-cell>
          <table:table-cell office:value-type="float" office:value="0.98572750640808" calcext:value-type="float">
            <text:p>0.98572750640808</text:p>
          </table:table-cell>
          <table:table-cell office:value-type="float" office:value="0.611554617091358" calcext:value-type="float">
            <text:p>0.611554617091358</text:p>
          </table:table-cell>
          <table:table-cell office:value-type="float" office:value="0.821319368442908" calcext:value-type="float">
            <text:p>0.821319368442908</text:p>
          </table:table-cell>
          <table:table-cell office:value-type="float" office:value="0.821319368442898" calcext:value-type="float">
            <text:p>0.821319368442898</text:p>
          </table:table-cell>
          <table:table-cell office:value-type="float" office:value="0.974241826418286" calcext:value-type="float">
            <text:p>0.974241826418286</text:p>
          </table:table-cell>
          <table:table-cell office:value-type="float" office:value="1" calcext:value-type="float">
            <text:p>1</text:p>
          </table:table-cell>
          <table:table-cell office:value-type="float" office:value="0.604428793261952" calcext:value-type="float">
            <text:p>0.604428793261952</text:p>
          </table:table-cell>
          <table:table-cell office:value-type="float" office:value="0.604428793261969" calcext:value-type="float">
            <text:p>0.604428793261969</text:p>
          </table:table-cell>
        </table:table-row>
        <table:table-row table:style-name="ro1">
          <table:table-cell office:value-type="string" calcext:value-type="string">
            <text:p>Protein_syn31</text:p>
          </table:table-cell>
          <table:table-cell office:value-type="string" calcext:value-type="string">
            <text:p>nan</text:p>
          </table:table-cell>
          <table:table-cell office:value-type="float" office:value="0.00919419720567837" calcext:value-type="float">
            <text:p>0.00919419720567837</text:p>
          </table:table-cell>
          <table:table-cell office:value-type="float" office:value="0.0590779702413347" calcext:value-type="float">
            <text:p>0.0590779702413347</text:p>
          </table:table-cell>
          <table:table-cell office:value-type="float" office:value="0.0649339805558093" calcext:value-type="float">
            <text:p>0.0649339805558093</text:p>
          </table:table-cell>
          <table:table-cell office:value-type="float" office:value="0.372431430668913" calcext:value-type="float">
            <text:p>0.372431430668913</text:p>
          </table:table-cell>
          <table:table-cell office:value-type="float" office:value="0.731057017419302" calcext:value-type="float">
            <text:p>0.731057017419302</text:p>
          </table:table-cell>
          <table:table-cell office:value-type="float" office:value="0.82921871914616" calcext:value-type="float">
            <text:p>0.82921871914616</text:p>
          </table:table-cell>
          <table:table-cell office:value-type="float" office:value="0.611554617176649" calcext:value-type="float">
            <text:p>0.611554617176649</text:p>
          </table:table-cell>
          <table:table-cell office:value-type="float" office:value="0.985727506538975" calcext:value-type="float">
            <text:p>0.985727506538975</text:p>
          </table:table-cell>
          <table:table-cell office:value-type="float" office:value="0.821319370149317" calcext:value-type="float">
            <text:p>0.821319370149317</text:p>
          </table:table-cell>
          <table:table-cell office:value-type="float" office:value="0.821319370149292" calcext:value-type="float">
            <text:p>0.821319370149292</text:p>
          </table:table-cell>
          <table:table-cell office:value-type="float" office:value="0.604428793261962" calcext:value-type="float">
            <text:p>0.604428793261962</text:p>
          </table:table-cell>
          <table:table-cell office:value-type="float" office:value="0.604428793261952" calcext:value-type="float">
            <text:p>0.604428793261952</text:p>
          </table:table-cell>
          <table:table-cell office:value-type="float" office:value="1" calcext:value-type="float">
            <text:p>1</text:p>
          </table:table-cell>
          <table:table-cell office:value-type="float" office:value="0.974241826652954" calcext:value-type="float">
            <text:p>0.974241826652954</text:p>
          </table:table-cell>
        </table:table-row>
        <table:table-row table:style-name="ro1">
          <table:table-cell office:value-type="string" calcext:value-type="string">
            <text:p>Protein_syn32</text:p>
          </table:table-cell>
          <table:table-cell office:value-type="string" calcext:value-type="string">
            <text:p>nan</text:p>
          </table:table-cell>
          <table:table-cell office:value-type="float" office:value="0.00919419720886087" calcext:value-type="float">
            <text:p>0.00919419720886087</text:p>
          </table:table-cell>
          <table:table-cell office:value-type="float" office:value="0.0590779702577143" calcext:value-type="float">
            <text:p>0.0590779702577143</text:p>
          </table:table-cell>
          <table:table-cell office:value-type="float" office:value="0.0649339805592184" calcext:value-type="float">
            <text:p>0.0649339805592184</text:p>
          </table:table-cell>
          <table:table-cell office:value-type="float" office:value="0.372431430657716" calcext:value-type="float">
            <text:p>0.372431430657716</text:p>
          </table:table-cell>
          <table:table-cell office:value-type="float" office:value="0.731057017419331" calcext:value-type="float">
            <text:p>0.731057017419331</text:p>
          </table:table-cell>
          <table:table-cell office:value-type="float" office:value="0.829218719146244" calcext:value-type="float">
            <text:p>0.829218719146244</text:p>
          </table:table-cell>
          <table:table-cell office:value-type="float" office:value="0.611554617176673" calcext:value-type="float">
            <text:p>0.611554617176673</text:p>
          </table:table-cell>
          <table:table-cell office:value-type="float" office:value="0.985727506538957" calcext:value-type="float">
            <text:p>0.985727506538957</text:p>
          </table:table-cell>
          <table:table-cell office:value-type="float" office:value="0.821319370149362" calcext:value-type="float">
            <text:p>0.821319370149362</text:p>
          </table:table-cell>
          <table:table-cell office:value-type="float" office:value="0.821319370149342" calcext:value-type="float">
            <text:p>0.821319370149342</text:p>
          </table:table-cell>
          <table:table-cell office:value-type="float" office:value="0.604428793261987" calcext:value-type="float">
            <text:p>0.604428793261987</text:p>
          </table:table-cell>
          <table:table-cell office:value-type="float" office:value="0.604428793261969" calcext:value-type="float">
            <text:p>0.604428793261969</text:p>
          </table:table-cell>
          <table:table-cell office:value-type="float" office:value="0.974241826652954" calcext:value-type="float">
            <text:p>0.97424182665295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1T01:23:15.509740450</dc:date>
    <meta:editing-duration>PT17M24S</meta:editing-duration>
    <meta:editing-cycles>3</meta:editing-cycles>
    <meta:generator>LibreOffice/7.3.5.2$Linux_X86_64 LibreOffice_project/30$Build-2</meta:generator>
    <meta:document-statistic meta:table-count="1" meta:cell-count="255" meta:object-count="0"/>
  </office:meta>
</office:document-meta>
</file>